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2071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7"/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/>
    <style:style style:name="T1" style:family="text">
      <style:text-properties style:text-position="0% 100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office:value-type="float" office:value="7.3">
            <text:p>7.3</text:p>
          </table:table-cell>
        </table:table-row>
        <table:table-row table:style-name="ro1">
          <table:table-cell office:value-type="string">
            <text:p>Cantidad</text:p>
          </table:table-cell>
          <table:table-cell office:value-type="string">
            <text:p>Descripción</text:p>
          </table:table-cell>
          <table:table-cell office:value-type="string">
            <text:p>Distribuidor</text:p>
          </table:table-cell>
          <table:table-cell/>
          <table:table-cell table:style-name="Default" office:value-type="string">
            <text:p>Costo $</text:p>
          </table:table-cell>
          <table:table-cell table:style-name="Default" office:value-type="string">
            <text:p>Sub-total</text:p>
          </table:table-cell>
          <table:table-cell office:value-type="string">
            <text:p>Shipping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mm High Precision Bushings. 4Pkg</text:p>
          </table:table-cell>
          <table:table-cell office:value-type="string">
            <text:p>Lulzbot</text:p>
          </table:table-cell>
          <table:table-cell/>
          <table:table-cell office:value-type="currency" office:currency="USD" office:value="14">
            <text:p>$14.00</text:p>
          </table:table-cell>
          <table:table-cell table:formula="of:=[.E3]*[.A3]" office:value-type="currency" office:currency="USD" office:value="42">
            <text:p>$42.00</text:p>
          </table:table-cell>
          <table:table-cell table:style-name="ce3" table:formula="of:=581.4/[.I1]" office:value-type="currency" office:currency="USD" office:value="79.6438356164384" table:number-columns-spanned="1" table:number-rows-spanned="7">
            <text:p>$79.6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ma 17 Stepper Motor</text:p>
          </table:table-cell>
          <table:table-cell office:value-type="string">
            <text:p>Lulzbot</text:p>
          </table:table-cell>
          <table:table-cell/>
          <table:table-cell office:value-type="currency" office:currency="USD" office:value="6.98">
            <text:p>$6.98</text:p>
          </table:table-cell>
          <table:table-cell table:formula="of:=[.E4]*[.A4]" office:value-type="currency" office:currency="USD" office:value="34.9">
            <text:p>$34.90</text:p>
          </table:table-cell>
          <table:covered-table-cell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eat-set insert m<text:span text:style-name="T1">3</text:span>-0.5, 3.8mmL x20</text:p>
          </table:table-cell>
          <table:table-cell office:value-type="string">
            <text:p>Lulzbot</text:p>
          </table:table-cell>
          <table:table-cell/>
          <table:table-cell office:value-type="currency" office:currency="USD" office:value="5">
            <text:p>$5.00</text:p>
          </table:table-cell>
          <table:table-cell table:formula="of:=[.E5]*[.A5]" office:value-type="currency" office:currency="USD" office:value="15">
            <text:p>$15.00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at-set insert m5-0.8, 11.1mmL x20</text:p>
          </table:table-cell>
          <table:table-cell office:value-type="string">
            <text:p>Lulzbot</text:p>
          </table:table-cell>
          <table:table-cell/>
          <table:table-cell office:value-type="currency" office:currency="USD" office:value="5">
            <text:p>$5.00</text:p>
          </table:table-cell>
          <table:table-cell table:formula="of:=[.E6]*[.A6]" office:value-type="currency" office:currency="USD" office:value="5">
            <text:p>$5.00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at-set insert m5-0.8, 6.7mmL x20</text:p>
          </table:table-cell>
          <table:table-cell office:value-type="string">
            <text:p>Lulzbot</text:p>
          </table:table-cell>
          <table:table-cell/>
          <table:table-cell office:value-type="currency" office:currency="USD" office:value="5">
            <text:p>$5.00</text:p>
          </table:table-cell>
          <table:table-cell table:formula="of:=[.E7]*[.A7]" office:value-type="currency" office:currency="USD" office:value="5">
            <text:p>$5.00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bbed Bolt</text:p>
          </table:table-cell>
          <table:table-cell office:value-type="string">
            <text:p>Lulzbot</text:p>
          </table:table-cell>
          <table:table-cell/>
          <table:table-cell office:value-type="currency" office:currency="USD" office:value="10">
            <text:p>$10.00</text:p>
          </table:table-cell>
          <table:table-cell table:formula="of:=[.E8]*[.A8]" office:value-type="currency" office:currency="USD" office:value="10">
            <text:p>$10.00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4v Silicon Heater</text:p>
          </table:table-cell>
          <table:table-cell office:value-type="string">
            <text:p>Lulzbot</text:p>
          </table:table-cell>
          <table:table-cell/>
          <table:table-cell office:value-type="currency" office:currency="USD" office:value="79.95">
            <text:p>$79.95</text:p>
          </table:table-cell>
          <table:table-cell table:formula="of:=[.E9]*[.A9]" office:value-type="currency" office:currency="USD" office:value="79.95">
            <text:p>$79.95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ople 5mm a 8mm</text:p>
          </table:table-cell>
          <table:table-cell office:value-type="string">
            <text:p>Adafruit</text:p>
          </table:table-cell>
          <table:table-cell/>
          <table:table-cell table:formula="of:=4.95*0.7" office:value-type="currency" office:currency="USD" office:value="3.465">
            <text:p>$3.47</text:p>
          </table:table-cell>
          <table:table-cell table:formula="of:=[.E10]*[.A10]" office:value-type="currency" office:currency="USD" office:value="6.93">
            <text:p>$6.9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gged metal on/off Switch with led ring 16mm</text:p>
          </table:table-cell>
          <table:table-cell office:value-type="string">
            <text:p>Adafruit</text:p>
          </table:table-cell>
          <table:table-cell/>
          <table:table-cell table:formula="of:=4.95*0.7" office:value-type="currency" office:currency="USD" office:value="3.465">
            <text:p>$3.47</text:p>
          </table:table-cell>
          <table:table-cell table:formula="of:=[.E11]*[.A11]" office:value-type="currency" office:currency="USD" office:value="3.465">
            <text:p>$3.4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lley GT2 6mm 20 dientes</text:p>
          </table:table-cell>
          <table:table-cell office:value-type="string">
            <text:p>Adafruit</text:p>
          </table:table-cell>
          <table:table-cell/>
          <table:table-cell table:formula="of:=7.95*0.7" office:value-type="currency" office:currency="USD" office:value="5.565">
            <text:p>$5.57</text:p>
          </table:table-cell>
          <table:table-cell table:formula="of:=[.E12]*[.A12]" office:value-type="currency" office:currency="USD" office:value="11.13">
            <text:p>$11.1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-pin jst sm plug</text:p>
          </table:table-cell>
          <table:table-cell office:value-type="string">
            <text:p>Adafruit</text:p>
          </table:table-cell>
          <table:table-cell/>
          <table:table-cell table:formula="of:=1.5*0.7" office:value-type="currency" office:currency="USD" office:value="1.05">
            <text:p>$1.05</text:p>
          </table:table-cell>
          <table:table-cell table:formula="of:=[.E13]*[.A13]" office:value-type="currency" office:currency="USD" office:value="1.05">
            <text:p>$1.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imming Belt GT2 <text:s/>6mm</text:p>
          </table:table-cell>
          <table:table-cell office:value-type="string">
            <text:p>Adafruit</text:p>
          </table:table-cell>
          <table:table-cell/>
          <table:table-cell table:formula="of:=9.95*0.7" office:value-type="currency" office:currency="USD" office:value="6.965">
            <text:p>$6.97</text:p>
          </table:table-cell>
          <table:table-cell table:formula="of:=[.E14]*[.A14]" office:value-type="currency" office:currency="USD" office:value="13.93">
            <text:p>$13.93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Bo 1.3 full kit</text:p>
          </table:table-cell>
          <table:table-cell office:value-type="string">
            <text:p>Ultimachine</text:p>
          </table:table-cell>
          <table:table-cell/>
          <table:table-cell office:value-type="currency" office:currency="USD" office:value="130">
            <text:p>$130.00</text:p>
          </table:table-cell>
          <table:table-cell table:formula="of:=[.E15]*[.A15]" office:value-type="currency" office:currency="USD" office:value="130">
            <text:p>$130.00</text:p>
          </table:table-cell>
          <table:table-cell table:style-name="ce3" table:formula="of:=355.35/[.I1]" office:value-type="currency" office:currency="USD" office:value="48.6780821917808" table:number-columns-spanned="1" table:number-rows-spanned="3">
            <text:p>$48.6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CD Smart Controller adapter for RAMBo</text:p>
          </table:table-cell>
          <table:table-cell office:value-type="string">
            <text:p>Ultimachine</text:p>
          </table:table-cell>
          <table:table-cell/>
          <table:table-cell office:value-type="currency" office:currency="USD" office:value="5">
            <text:p>$5.00</text:p>
          </table:table-cell>
          <table:table-cell table:formula="of:=[.E16]*[.A16]" office:value-type="currency" office:currency="USD" office:value="5">
            <text:p>$5.00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08 bearing</text:p>
          </table:table-cell>
          <table:table-cell office:value-type="string">
            <text:p>Ultimachine</text:p>
          </table:table-cell>
          <table:table-cell/>
          <table:table-cell office:value-type="currency" office:currency="USD" office:value="0.75">
            <text:p>$0.75</text:p>
          </table:table-cell>
          <table:table-cell table:formula="of:=[.E17]*[.A17]" office:value-type="currency" office:currency="USD" office:value="8.25">
            <text:p>$8.25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xtrusion Aluminio HFS5-2020-500</text:p>
          </table:table-cell>
          <table:table-cell office:value-type="string">
            <text:p>Misumi</text:p>
          </table:table-cell>
          <table:table-cell/>
          <table:table-cell office:value-type="currency" office:currency="USD" office:value="2.85">
            <text:p>$2.85</text:p>
          </table:table-cell>
          <table:table-cell table:formula="of:=[.E18]*[.A18]" office:value-type="currency" office:currency="USD" office:value="28.5">
            <text:p>$28.50</text:p>
          </table:table-cell>
          <table:table-cell table:style-name="ce3" table:formula="of:=257.9/[.I1]" office:value-type="currency" office:currency="USD" office:value="35.3287671232877" table:number-columns-spanned="1" table:number-rows-spanned="3">
            <text:p>$35.3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-nut M4x100pkg HNKK5-4</text:p>
          </table:table-cell>
          <table:table-cell office:value-type="string">
            <text:p>Misumi</text:p>
          </table:table-cell>
          <table:table-cell/>
          <table:table-cell office:value-type="currency" office:currency="USD" office:value="19.32">
            <text:p>$19.32</text:p>
          </table:table-cell>
          <table:table-cell table:formula="of:=[.E19]*[.A19]" office:value-type="currency" office:currency="USD" office:value="19.32">
            <text:p>$19.32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-nut M5 x100pkg HNKK5-5</text:p>
          </table:table-cell>
          <table:table-cell office:value-type="string">
            <text:p>Misumi</text:p>
          </table:table-cell>
          <table:table-cell/>
          <table:table-cell office:value-type="currency" office:currency="USD" office:value="19.32">
            <text:p>$19.32</text:p>
          </table:table-cell>
          <table:table-cell table:formula="of:=[.E20]*[.A20]" office:value-type="currency" office:currency="USD" office:value="19.32">
            <text:p>$19.32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C 24v 15a Power Supply</text:p>
          </table:table-cell>
          <table:table-cell office:value-type="string">
            <text:p>Amazon</text:p>
          </table:table-cell>
          <table:table-cell/>
          <table:table-cell office:value-type="currency" office:currency="USD" office:value="21.9">
            <text:p>$21.90</text:p>
          </table:table-cell>
          <table:table-cell table:formula="of:=[.E21]*[.A21]" office:value-type="currency" office:currency="USD" office:value="21.9">
            <text:p>$21.9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RBEST inlet module plug 5A fuse Switch</text:p>
          </table:table-cell>
          <table:table-cell office:value-type="string">
            <text:p>Amazon</text:p>
          </table:table-cell>
          <table:table-cell/>
          <table:table-cell office:value-type="currency" office:currency="USD" office:value="5.99">
            <text:p>$5.99</text:p>
          </table:table-cell>
          <table:table-cell table:formula="of:=[.E22]*[.A22]" office:value-type="currency" office:currency="USD" office:value="5.99">
            <text:p>$5.9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CD Graphic Smart Display Controller</text:p>
          </table:table-cell>
          <table:table-cell office:value-type="string">
            <text:p>Amazon</text:p>
          </table:table-cell>
          <table:table-cell/>
          <table:table-cell office:value-type="currency" office:currency="USD" office:value="15.99">
            <text:p>$15.99</text:p>
          </table:table-cell>
          <table:table-cell table:formula="of:=[.E23]*[.A23]" office:value-type="currency" office:currency="USD" office:value="15.99">
            <text:p>$15.9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8 Lead Screw Dia 8MM Pitch 2mm Lead 8mm Length 500mm with Copper Nut THSL-500-8D 3D printer part </text:p>
          </table:table-cell>
          <table:table-cell office:value-type="string">
            <text:p>Amazon</text:p>
          </table:table-cell>
          <table:table-cell/>
          <table:table-cell office:value-type="currency" office:currency="USD" office:value="10.48">
            <text:p>$10.48</text:p>
          </table:table-cell>
          <table:table-cell table:formula="of:=[.E24]*[.A24]" office:value-type="currency" office:currency="USD" office:value="20.96">
            <text:p>$20.96</text:p>
          </table:table-cell>
          <table:table-cell table:formula="of:=101"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xagon AO Hotend 1.75mm KIT</text:p>
          </table:table-cell>
          <table:table-cell office:value-type="string">
            <text:p>Amazon</text:p>
          </table:table-cell>
          <table:table-cell/>
          <table:table-cell office:value-type="currency" office:currency="USD" office:value="65.64">
            <text:p>$65.64</text:p>
          </table:table-cell>
          <table:table-cell table:formula="of:=[.E25]*[.A25]" office:value-type="currency" office:currency="USD" office:value="65.64">
            <text:p>$65.6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papa 5 x DC 24V 4010 40x40x10mm 2-Wire Cooling Fan Black for PC Case Cooler </text:p>
          </table:table-cell>
          <table:table-cell office:value-type="string">
            <text:p>Amazon</text:p>
          </table:table-cell>
          <table:table-cell/>
          <table:table-cell office:value-type="currency" office:currency="USD" office:value="11.95">
            <text:p>$11.95</text:p>
          </table:table-cell>
          <table:table-cell table:formula="of:=[.E26]*[.A26]" office:value-type="currency" office:currency="USD" office:value="11.95">
            <text:p>$11.95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Tornillo Allen M4x10</text:p>
          </table:table-cell>
          <table:table-cell office:value-type="string">
            <text:p>Tornillos Basauri</text:p>
          </table:table-cell>
          <table:table-cell table:style-name="ce1" office:value-type="currency" office:currency="GTQ" office:value="1">
            <text:p>Q1.00</text:p>
          </table:table-cell>
          <table:table-cell table:formula="of:=([.D27])/[.$I$1]" office:value-type="currency" office:currency="USD" office:value="0.136986301369863">
            <text:p>$0.14</text:p>
          </table:table-cell>
          <table:table-cell table:formula="of:=[.E27]*[.A27]" office:value-type="currency" office:currency="USD" office:value="12.6027397260274">
            <text:p>$12.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rnillo Allen M4x16</text:p>
          </table:table-cell>
          <table:table-cell office:value-type="string">
            <text:p>Tornillos Basauri</text:p>
          </table:table-cell>
          <table:table-cell table:style-name="ce1" office:value-type="currency" office:currency="GTQ" office:value="1.1">
            <text:p>Q1.10</text:p>
          </table:table-cell>
          <table:table-cell table:formula="of:=([.D28])/[.$I$1]" office:value-type="currency" office:currency="USD" office:value="0.150684931506849">
            <text:p>$0.15</text:p>
          </table:table-cell>
          <table:table-cell table:formula="of:=[.E28]*[.A28]" office:value-type="currency" office:currency="USD" office:value="1.95890410958904">
            <text:p>$1.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uerca M4</text:p>
          </table:table-cell>
          <table:table-cell office:value-type="string">
            <text:p>Tornillos Basauri</text:p>
          </table:table-cell>
          <table:table-cell table:style-name="ce1" office:value-type="currency" office:currency="GTQ" office:value="0.15">
            <text:p>Q0.15</text:p>
          </table:table-cell>
          <table:table-cell table:formula="of:=([.D29])/[.$I$1]" office:value-type="currency" office:currency="USD" office:value="0.0205479452054794">
            <text:p>$0.02</text:p>
          </table:table-cell>
          <table:table-cell table:formula="of:=[.E29]*[.A29]" office:value-type="currency" office:currency="USD" office:value="0.102739726027397">
            <text:p>$0.1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uerca M3</text:p>
          </table:table-cell>
          <table:table-cell office:value-type="string">
            <text:p>Tornillos Basauri</text:p>
          </table:table-cell>
          <table:table-cell table:style-name="ce1" office:value-type="currency" office:currency="GTQ" office:value="0.15">
            <text:p>Q0.15</text:p>
          </table:table-cell>
          <table:table-cell table:formula="of:=([.D30])/[.$I$1]" office:value-type="currency" office:currency="USD" office:value="0.0205479452054794">
            <text:p>$0.02</text:p>
          </table:table-cell>
          <table:table-cell table:formula="of:=[.E30]*[.A30]" office:value-type="currency" office:currency="USD" office:value="0.328767123287671">
            <text:p>$0.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rnillo Allen M4x20</text:p>
          </table:table-cell>
          <table:table-cell office:value-type="string">
            <text:p>Tornillos Basauri</text:p>
          </table:table-cell>
          <table:table-cell table:style-name="ce1" office:value-type="currency" office:currency="GTQ" office:value="1.1">
            <text:p>Q1.10</text:p>
          </table:table-cell>
          <table:table-cell table:formula="of:=([.D31])/[.$I$1]" office:value-type="currency" office:currency="USD" office:value="0.150684931506849">
            <text:p>$0.15</text:p>
          </table:table-cell>
          <table:table-cell table:formula="of:=[.E31]*[.A31]" office:value-type="currency" office:currency="USD" office:value="0.301369863013699">
            <text:p>$0.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rnillo Allen M4x50</text:p>
          </table:table-cell>
          <table:table-cell office:value-type="string">
            <text:p>Tornillos Basauri</text:p>
          </table:table-cell>
          <table:table-cell table:style-name="ce1" office:value-type="currency" office:currency="GTQ" office:value="1.4">
            <text:p>Q1.40</text:p>
          </table:table-cell>
          <table:table-cell table:formula="of:=([.D32])/[.$I$1]" office:value-type="currency" office:currency="USD" office:value="0.191780821917808">
            <text:p>$0.19</text:p>
          </table:table-cell>
          <table:table-cell table:formula="of:=[.E32]*[.A32]" office:value-type="currency" office:currency="USD" office:value="0.383561643835616">
            <text:p>$0.3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oldana M4</text:p>
          </table:table-cell>
          <table:table-cell office:value-type="string">
            <text:p>Tornillos Basauri</text:p>
          </table:table-cell>
          <table:table-cell table:style-name="ce1" office:value-type="currency" office:currency="GTQ" office:value="0.1">
            <text:p>Q0.10</text:p>
          </table:table-cell>
          <table:table-cell table:formula="of:=([.D33])/[.$I$1]" office:value-type="currency" office:currency="USD" office:value="0.0136986301369863">
            <text:p>$0.01</text:p>
          </table:table-cell>
          <table:table-cell table:formula="of:=[.E33]*[.A33]" office:value-type="currency" office:currency="USD" office:value="1.46575342465753">
            <text:p>$1.4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Roldana M3</text:p>
          </table:table-cell>
          <table:table-cell office:value-type="string">
            <text:p>Tornillos Basauri</text:p>
          </table:table-cell>
          <table:table-cell table:style-name="ce1" office:value-type="currency" office:currency="GTQ" office:value="0.1">
            <text:p>Q0.10</text:p>
          </table:table-cell>
          <table:table-cell table:formula="of:=([.D34])/[.$I$1]" office:value-type="currency" office:currency="USD" office:value="0.0136986301369863">
            <text:p>$0.01</text:p>
          </table:table-cell>
          <table:table-cell table:formula="of:=[.E34]*[.A34]" office:value-type="currency" office:currency="USD" office:value="1.45205479452055">
            <text:p>$1.4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nillo Allen M3x6</text:p>
          </table:table-cell>
          <table:table-cell office:value-type="string">
            <text:p>Tornillos Basauri</text:p>
          </table:table-cell>
          <table:table-cell table:style-name="ce1" office:value-type="currency" office:currency="GTQ" office:value="1.1">
            <text:p>Q1.10</text:p>
          </table:table-cell>
          <table:table-cell table:formula="of:=([.D35])/[.$I$1]" office:value-type="currency" office:currency="USD" office:value="0.150684931506849">
            <text:p>$0.15</text:p>
          </table:table-cell>
          <table:table-cell table:formula="of:=[.E35]*[.A35]" office:value-type="currency" office:currency="USD" office:value="0.602739726027397">
            <text:p>$0.6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Tornillo Allen M3x12</text:p>
          </table:table-cell>
          <table:table-cell office:value-type="string">
            <text:p>Tornillos Basauri</text:p>
          </table:table-cell>
          <table:table-cell table:style-name="ce1" office:value-type="currency" office:currency="GTQ" office:value="1.1">
            <text:p>Q1.10</text:p>
          </table:table-cell>
          <table:table-cell table:formula="of:=([.D36])/[.$I$1]" office:value-type="currency" office:currency="USD" office:value="0.150684931506849">
            <text:p>$0.15</text:p>
          </table:table-cell>
          <table:table-cell table:formula="of:=[.E36]*[.A36]" office:value-type="currency" office:currency="USD" office:value="15.972602739726">
            <text:p>$15.9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g PLA </text:p>
          </table:table-cell>
          <table:table-cell office:value-type="string">
            <text:p>MatterHackers</text:p>
          </table:table-cell>
          <table:table-cell/>
          <table:table-cell table:style-name="Default" office:value-type="float" office:value="21">
            <text:p>21</text:p>
          </table:table-cell>
          <table:table-cell table:style-name="Default" table:formula="of:=[.E37]*[.A37]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nsamblaje, configuración y calibración</text:p>
          </table:table-cell>
          <table:table-cell/>
          <table:table-cell office:value-type="float" office:value="4400">
            <text:p>4400</text:p>
          </table:table-cell>
          <table:table-cell table:style-name="Default"/>
          <table:table-cell table:formula="of:=[.D38]/7.3" office:value-type="currency" office:currency="USD" office:value="602.739726027397">
            <text:p>$602.7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formula="of:=SUM([.F3:.G39])" office:value-type="currency" office:currency="USD" office:value="1504.73664383562">
            <text:p>$1,504.74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/>
          <table:table-cell/>
          <table:table-cell table:style-name="ce4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G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8">
      <number:text>lb</number:text>
    </number:number-style>
    <number:number-style style:name="N119">
      <number:number number:decimal-places="2" number:min-integer-digits="1"/>
      <number:text> lb</number:text>
    </number:number-style>
    <number:number-style style:name="N120">
      <number:number number:decimal-places="0" number:min-integer-digits="1"/>
      <number:text> lb</number:text>
    </number:number-style>
    <number:currency-style style:name="N121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s" number:country="GT">Q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11/28/2017</text:date>, <text:time>20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2:13:01.069000000</meta:creation-date>
    <dc:date>2017-11-28T20:31:40.73</dc:date>
    <meta:editing-duration>PT1H53M28S</meta:editing-duration>
    <meta:editing-cycles>12</meta:editing-cycles>
    <meta:generator>OpenOffice/4.1.3$Win32 OpenOffice.org_project/413m1$Build-9783</meta:generator>
    <dc:creator>Adrian Martinez</dc:creator>
    <meta:document-statistic meta:table-count="1" meta:cell-count="211" meta:object-count="0"/>
  </office:meta>
</office:document-meta>
</file>